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30pt" fo:language="en" fo:country="US" officeooo:rsid="001754be" officeooo:paragraph-rsid="001754be" style:font-size-asian="30pt" style:font-size-complex="30pt"/>
    </style:style>
    <style:style style:name="P2" style:family="paragraph" style:parent-style-name="Standard">
      <style:paragraph-properties fo:text-align="start" style:justify-single-word="false"/>
      <style:text-properties style:font-name="FreeSans" fo:font-size="12pt" fo:language="en" fo:country="US" officeooo:rsid="001754be" officeooo:paragraph-rsid="001754be" style:font-size-asian="10.5pt" style:font-size-complex="12pt"/>
    </style:style>
    <style:style style:name="P3" style:family="paragraph" style:parent-style-name="Standard">
      <style:paragraph-properties fo:text-align="start" style:justify-single-word="false"/>
      <style:text-properties style:font-name="FreeSans" fo:font-size="12pt" fo:language="en" fo:country="US" officeooo:rsid="001754be" officeooo:paragraph-rsid="0020bed0" style:font-size-asian="10.5pt" style:font-size-complex="12pt"/>
    </style:style>
    <style:style style:name="P4" style:family="paragraph" style:parent-style-name="Standard" style:list-style-name="L1">
      <style:paragraph-properties fo:text-align="start" style:justify-single-word="false"/>
      <style:text-properties style:font-name="FreeSans" fo:font-size="12pt" fo:language="en" fo:country="US" officeooo:rsid="001754be" officeooo:paragraph-rsid="001754be" style:font-size-asian="10.5pt" style:font-size-complex="12pt"/>
    </style:style>
    <style:style style:name="P5" style:family="paragraph" style:parent-style-name="Standard">
      <style:paragraph-properties fo:text-align="start" style:justify-single-word="false"/>
      <style:text-properties style:font-name="FreeSans" fo:font-size="12pt" fo:language="en" fo:country="US" officeooo:rsid="001ca385" officeooo:paragraph-rsid="001ca385" style:font-size-asian="10.5pt" style:font-size-complex="12pt"/>
    </style:style>
    <style:style style:name="P6" style:family="paragraph" style:parent-style-name="Standard" style:list-style-name="L1">
      <style:paragraph-properties fo:text-align="start" style:justify-single-word="false"/>
      <style:text-properties style:font-name="FreeSans" fo:font-size="12pt" fo:language="en" fo:country="US" officeooo:rsid="002bbe15" officeooo:paragraph-rsid="002bbe15" style:font-size-asian="10.5pt" style:font-size-complex="12pt"/>
    </style:style>
    <style:style style:name="P7" style:family="paragraph" style:parent-style-name="Standard">
      <style:paragraph-properties fo:text-align="start" style:justify-single-word="false"/>
      <style:text-properties style:font-name="FreeSans" fo:font-size="12pt" fo:language="en" fo:country="US" officeooo:rsid="00189832" officeooo:paragraph-rsid="00189832" style:font-size-asian="10.5pt" style:font-size-complex="12pt"/>
    </style:style>
    <style:style style:name="P8" style:family="paragraph" style:parent-style-name="Standard">
      <style:paragraph-properties fo:text-align="start" style:justify-single-word="false"/>
      <style:text-properties style:font-name="FreeSans" fo:font-size="12pt" fo:language="en" fo:country="US" officeooo:rsid="00189832" officeooo:paragraph-rsid="001ee909" style:font-size-asian="10.5pt" style:font-size-complex="12pt"/>
    </style:style>
    <style:style style:name="P9" style:family="paragraph" style:parent-style-name="Standard">
      <style:paragraph-properties fo:text-align="start" style:justify-single-word="false"/>
      <style:text-properties style:font-name="FreeSans" fo:font-size="12pt" fo:language="en" fo:country="US" style:text-underline-style="solid" style:text-underline-width="auto" style:text-underline-color="font-color" officeooo:rsid="00189832" officeooo:paragraph-rsid="00189832" style:font-size-asian="10.5pt" style:font-size-complex="12pt"/>
    </style:style>
    <style:style style:name="P10" style:family="paragraph" style:parent-style-name="Standard">
      <style:paragraph-properties fo:text-align="start" style:justify-single-word="false"/>
      <style:text-properties style:font-name="FreeSans" fo:font-size="12pt" fo:language="en" fo:country="US" style:text-underline-style="solid" style:text-underline-width="auto" style:text-underline-color="font-color" officeooo:rsid="001754be" officeooo:paragraph-rsid="001754be" style:font-size-asian="10.5pt" style:font-size-complex="12pt"/>
    </style:style>
    <style:style style:name="T1" style:family="text">
      <style:text-properties officeooo:rsid="001b4538"/>
    </style:style>
    <style:style style:name="T2" style:family="text">
      <style:text-properties officeooo:rsid="001ca385"/>
    </style:style>
    <style:style style:name="T3" style:family="text">
      <style:text-properties officeooo:rsid="001ee909"/>
    </style:style>
    <style:style style:name="T4" style:family="text">
      <style:text-properties officeooo:rsid="0020bed0"/>
    </style:style>
    <style:style style:name="T5" style:family="text">
      <style:text-properties officeooo:rsid="00223e52"/>
    </style:style>
    <style:style style:name="T6" style:family="text">
      <style:text-properties officeooo:rsid="0023d2e7"/>
    </style:style>
    <style:style style:name="T7" style:family="text">
      <style:text-properties officeooo:rsid="002bbe15"/>
    </style:style>
    <style:style style:name="T8" style:family="text">
      <style:text-properties officeooo:rsid="002bd0fd"/>
    </style:style>
    <style:style style:name="T9" style:family="text">
      <style:text-properties officeooo:rsid="002db2ed"/>
    </style:style>
    <style:style style:name="T10" style:family="text">
      <style:text-properties officeooo:rsid="002de080"/>
    </style:style>
    <style:style style:name="T11" style:family="text">
      <style:text-properties officeooo:rsid="002f6bf1"/>
    </style:style>
    <style:style style:name="T12" style:family="text">
      <style:text-properties officeooo:rsid="003037fd"/>
    </style:style>
    <style:style style:name="T13" style:family="text">
      <style:text-properties officeooo:rsid="003222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BMS Assignment Proposal</text:p>
      <text:p text:style-name="P2"/>
      <text:p text:style-name="P2">Section 1:</text:p>
      <text:p text:style-name="P10">Domain Description</text:p>
      <text:p text:style-name="P2"><text:span text:style-name="T4">This is a w</text:span>eb <text:span text:style-name="T4">p</text:span>ortal to buy and sell Books and Items. Each person has to create an account on the site and then sign in with the account. He can then put up books or items up for sale. He can also put up that he wants to buy a particular book or item. He can search for books and items put up by others. Along with each listing, the <text:span text:style-name="T11">buyer/seller’s </text:span>name and phone number is displayed, <text:span text:style-name="T4">so that the buyer/seller can be contacted.</text:span></text:p>
      <text:p text:style-name="P2"/>
      <text:p text:style-name="P2"/>
      <text:p text:style-name="P2">Section 2:</text:p>
      <text:p text:style-name="P10">Constraints</text:p>
      <text:p text:style-name="P5">Length of all fields except item description is 50 characters. <text:span text:style-name="T12">Maximum l</text:span>ength of item description is 500 characters. Only 10 digit mobile numbers are allowed for phone number. User’s password has to be minimum 8 characters, maximum 20 characters. </text:p>
      <text:p text:style-name="P5"/>
      <text:p text:style-name="P2"/>
      <text:p text:style-name="P2">Section 3:</text:p>
      <text:p text:style-name="P10">Functionality</text:p>
      <text:p text:style-name="P3">When a user <text:span text:style-name="T3">signs up</text:span>, <text:span text:style-name="T3">along with username and password,</text:span> he has to fill up his Name and Phone number. <text:s/>User can put up books and items for sale, and books <text:span text:style-name="T6">and</text:span> items wanted. A book <text:span text:style-name="T9">is uniquely identified by book_id and </text:span>has properties like title, author, publisher, edition, year of publishing, condition and cost. An item <text:span text:style-name="T9">is uniquely identified by item_id and</text:span> has the properties name, description, cost. <text:line-break/>Users can search for items and books <text:span text:style-name="T12">based on a specific property such as author (for books) or name (for items) or could do a general search</text:span>. <text:span text:style-name="T13">There would be an option to select whether the search results should consist of books/items for sale or books/items required by someone. </text:span>Once a book or item is sold, the user can go and set it as sold, <text:span text:style-name="T8">and</text:span> it <text:span text:style-name="T13">will</text:span> no longer <text:span text:style-name="T13">be </text:span>listed. </text:p>
      <text:p text:style-name="P3"/>
      <text:p text:style-name="P2"/>
      <text:p text:style-name="P2"/>
      <text:p text:style-name="P2">Section 4:</text:p>
      <text:p text:style-name="P10">GUI Interfaces</text:p>
      <text:list xml:id="list7704029676290431221" text:style-name="L1">
        <text:list-item>
          <text:p text:style-name="P4"><text:span text:style-name="T3">Home Screen/ </text:span>Login Screen – <text:span text:style-name="T3">Default screen when un-logged in user opens site. </text:span>User logs in <text:span text:style-name="T3">here</text:span></text:p>
        </text:list-item>
        <text:list-item>
          <text:p text:style-name="P4">Signup screen – User can sign up. <text:span text:style-name="T5">Here he has to enter his username, password, name and phone number</text:span></text:p>
        </text:list-item>
        <text:list-item>
          <text:p text:style-name="P4"><text:span text:style-name="T3">User Dashboard</text:span> – Default screen that loads up when user logs in. Contains li<text:span text:style-name="T3">n</text:span>ks to different features of the website</text:p>
        </text:list-item>
        <text:list-item>
          <text:p text:style-name="P6">Edit Details – User can edit his details <text:span text:style-name="T12">such as phone number and name</text:span></text:p>
        </text:list-item>
        <text:list-item>
          <text:p text:style-name="P4">Add Book Screen –<text:span text:style-name="T1"> User can add book for sale/ want to buy</text:span></text:p>
        </text:list-item>
        <text:list-item>
          <text:p text:style-name="P4">Add Item Screen –<text:span text:style-name="T1"> User can add item for sale/ want to buy</text:span></text:p>
        </text:list-item>
        <text:list-item>
          <text:p text:style-name="P6">Edit Listing – User can edit his listing/ set it as sold</text:p>
        </text:list-item>
        <text:list-item>
          <text:p text:style-name="P4"><text:soft-page-break/>Search Listing Screen – Lists books/items <text:span text:style-name="T13">with name and contact number of the person who put it up,</text:span> <text:span text:style-name="T13">based on search term and options provided by the user</text:span>.</text:p>
        </text:list-item>
      </text:list>
      <text:p text:style-name="P2"/>
      <text:p text:style-name="P2"/>
      <text:p text:style-name="P2"/>
      <text:p text:style-name="P2"/>
      <text:p text:style-name="P7"/>
      <text:p text:style-name="P7">Section 5:</text:p>
      <text:p text:style-name="P9">Technology used</text:p>
      <text:p text:style-name="P8">Node.js with express framework is used for the websit<text:span text:style-name="T5">e, hence most of the code is written in javascript. This platform was used as some of the members were already familiar with it, and it is easy for the others to learn</text:span>. <text:span text:style-name="T10">The express framework comes inbuilt with a server. </text:span>MySQL is used for the database. Database is interfaced using node.js package mysql. <text:span text:style-name="T2">Passwords are salted and hashed using pbkdf2 before storing in database. </text:span>Cookies implemented using jsonwebtoken. <text:span text:style-name="T7">HTML pages were created using ejs templating.</text:span></text:p>
      <text:p text:style-name="P7"/>
      <text:p text:style-name="P7">Section 6:</text:p>
      <text:p text:style-name="P9">Members of group</text:p>
      <text:p text:style-name="P7">Anirudh Srinivasan (2015A7PS382H)</text:p>
      <text:p text:style-name="P7">Ajaykrishna Karthikeyan (2015A7PS044H)</text:p>
      <text:p text:style-name="P7">Nitish Ravishankar (2015A7PS152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9:26:40.461746238</meta:creation-date>
    <dc:date>2017-04-07T12:14:43.473011937</dc:date>
    <meta:editing-duration>PT41M45S</meta:editing-duration>
    <meta:editing-cycles>16</meta:editing-cycles>
    <meta:generator>LibreOffice/5.2.2.2$Linux_X86_64 LibreOffice_project/20m0$Build-2</meta:generator>
    <meta:document-statistic meta:table-count="0" meta:image-count="0" meta:object-count="0" meta:page-count="2" meta:paragraph-count="28" meta:word-count="520" meta:character-count="2965" meta:non-whitespace-character-count="2469"/>
  </office:meta>
</office:document-meta>
</file>